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99999"/>
      <style:text-properties fo:font-size="13pt" style:font-size-asian="13pt" style:font-size-complex="13pt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Instellingen</text:p>
          </table:table-cell>
          <table:table-cell table:style-name="ce3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WeldingCost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ldingCostWeigh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ldingSpeed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olver</text:p>
          </table:table-cell>
          <table:table-cell table:style-name="ce5" office:value-type="string" calcext:value-type="string">
            <text:p>KDL</text:p>
          </table:table-cell>
        </table:table-row>
        <table:table-row table:style-name="ro1">
          <table:table-cell office:value-type="string" calcext:value-type="string">
            <text:p>Poses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Resultaten</text:p>
          </table:table-cell>
          <table:table-cell table:style-name="ce3"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fase1</text:p>
          </table:table-cell>
          <table:table-cell office:value-type="float" office:value="7955.02" calcext:value-type="float">
            <text:p>7955.02</text:p>
          </table:table-cell>
        </table:table-row>
        <table:table-row table:style-name="ro1">
          <table:table-cell table:style-name="ce2" office:value-type="string" calcext:value-type="string">
            <text:p>fase2</text:p>
          </table:table-cell>
          <table:table-cell office:value-type="float" office:value="378.878" calcext:value-type="float">
            <text:p>378.878</text:p>
          </table:table-cell>
        </table:table-row>
        <table:table-row table:style-name="ro1">
          <table:table-cell table:style-name="ce2" office:value-type="string" calcext:value-type="string">
            <text:p>fase3</text:p>
          </table:table-cell>
          <table:table-cell office:value-type="float" office:value="145.044" calcext:value-type="float">
            <text:p>145.044</text:p>
          </table:table-cell>
        </table:table-row>
        <table:table-row table:style-name="ro1">
          <table:table-cell table:style-name="ce2" office:value-type="string" calcext:value-type="string">
            <text:p>totaal</text:p>
          </table:table-cell>
          <table:table-cell office:value-type="float" office:value="8479.38" calcext:value-type="float">
            <text:p>8479.3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00-00-00</text:date>, <text:time style:data-style-name="N2" text:time-value="15:56:49.954728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4:06:15.084329855</meta:creation-date>
    <dc:date>2017-05-27T16:03:31.103087844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3" meta:object-count="0"/>
  </office:meta>
</office:document-meta>
</file>